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3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3.5cm" svg:height="1.75cm" svg:x="9.218cm" svg:y="1.25cm">
          <text:p text:style-name="P1"><text:span text:style-name="T1">Traffic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cm" svg:height="1.75cm" svg:x="9.25cm" svg:y="7cm">
          <text:p text:style-name="P1"><text:span text:style-name="T1">CSMA/CA</text:span></text:p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5cm" svg:height="1.5cm" svg:x="9.25cm" svg:y="10cm">
          <text:p text:style-name="P1"><text:span text:style-name="T1">Contention</text:span></text:p>
          <text:p text:style-name="P1"><text:span text:style-name="T1">Backof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cm" svg:height="1.75cm" svg:x="9.25cm" svg:y="4cm">
          <text:p text:style-name="P1"><text:span text:style-name="T1">MAC</text:span></text:p>
          <text:p text:style-name="P1"><text:span text:style-name="T1">Protoco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5cm" svg:height="1.5cm" svg:x="9.25cm" svg:y="13.25cm">
          <text:p text:style-name="P2"><text:span text:style-name="T1">CC1101</text:span></text:p>
          <text:p text:style-name="P2"><text:span text:style-name="T1">Driv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968cm" svg:y1="3cm" svg:x2="11cm" svg:y2="4cm" draw:start-shape="id1" draw:start-glue-point="2" draw:end-shape="id2" draw:end-glue-point="0" svg:d="M10968 3000l32 1000" svg:viewBox="0 0 33 1001">
          <text:p/>
        </draw:connector>
        <draw:connector draw:style-name="gr3" draw:text-style-name="P3" draw:layer="layout" draw:type="line" svg:x1="11cm" svg:y1="5.75cm" svg:x2="11cm" svg:y2="7cm" draw:start-shape="id2" draw:start-glue-point="2" draw:end-shape="id3" draw:end-glue-point="0" svg:d="M11000 5750v1250" svg:viewBox="0 0 1 1251">
          <text:p/>
        </draw:connector>
        <draw:connector draw:style-name="gr3" draw:text-style-name="P3" draw:layer="layout" draw:type="line" svg:x1="11cm" svg:y1="8.75cm" svg:x2="11cm" svg:y2="10cm" draw:start-shape="id3" draw:start-glue-point="2" draw:end-shape="id4" draw:end-glue-point="0" svg:d="M11000 8750v1250" svg:viewBox="0 0 1 1251">
          <text:p/>
        </draw:connector>
        <draw:connector draw:style-name="gr3" draw:text-style-name="P3" draw:layer="layout" draw:type="lines" draw:line-skew="2.249cm 2.249cm" svg:x1="12.75cm" svg:y1="4.875cm" svg:x2="12.75cm" svg:y2="14cm" draw:start-shape="id2" draw:start-glue-point="1" draw:end-shape="id5" draw:end-glue-point="1" svg:d="M12750 4875h2750v9125h-2750" svg:viewBox="0 0 2751 9126">
          <text:p/>
        </draw:connector>
        <draw:connector draw:style-name="gr3" draw:text-style-name="P3" draw:layer="layout" draw:type="lines" draw:line-skew="-1.499cm -1.501cm" svg:x1="9.25cm" svg:y1="7.875cm" svg:x2="9.25cm" svg:y2="14cm" draw:start-shape="id3" draw:start-glue-point="3" draw:end-shape="id5" draw:end-glue-point="3" svg:d="M9250 7875h-2000l-2 6125h2002" svg:viewBox="0 0 2003 61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4.673cm" fo:margin-left="6.746cm" fo:margin-right="4.91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4T16:55:58.050000000</meta:creation-date>
    <dc:date>2025-05-24T17:31:22.245000000</dc:date>
    <meta:editing-duration>PT6M49S</meta:editing-duration>
    <meta:editing-cycles>2</meta:editing-cycles>
    <meta:generator>LibreOffice/24.8.5.2$Windows_X86_64 LibreOffice_project/fddf2685c70b461e7832239a0162a77216259f22</meta:generator>
    <meta:document-statistic meta:object-count="10"/>
  </office:meta>
</office:document-meta>
</file>